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Table_20_Contents">
      <style:text-properties officeooo:rsid="00192c78" officeooo:paragraph-rsid="00192c78"/>
    </style:style>
    <style:style style:name="P8" style:family="paragraph" style:parent-style-name="Standard" style:list-style-name="L1">
      <style:text-properties fo:font-style="normal" fo:font-weight="normal" officeooo:rsid="00192c78" officeooo:paragraph-rsid="00192c7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ac0f9" officeooo:paragraph-rsid="001ac0f9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92c78"/>
    </style:style>
    <style:style style:name="T3" style:family="text">
      <style:text-properties officeooo:rsid="001ac0f9"/>
    </style:style>
    <style:style style:name="T4" style:family="text">
      <style:text-properties officeooo:rsid="001c2e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8. Consulter sous-ensemble catalogu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7">Consulter sous-ensemble catalogues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consulter le catalogues du systeme. Par contre, le système lui envoie des échantillons du catalogues aléatoirement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7">Non-M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7">Aucune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9">En tant que non-membre, le système t'envoie quelque échantillons aléatoirement quand la demande de consultation de catalogue est fait. <text:span text:style-name="T4">Les informations sont limités</text:span></text:p>
      <text:p text:style-name="P3"/>
      <text:p text:style-name="P2">Scénario d'opération</text:p>
      <text:list xml:id="list341210493979453175" text:style-name="L1">
        <text:list-item>
          <text:p text:style-name="P8">L'utilisateur demande au syst<text:span text:style-name="T3">è</text:span>me de voir le catalogue.</text:p>
        </text:list-item>
        <text:list-item>
          <text:p text:style-name="P8">Le syst<text:span text:style-name="T3">è</text:span>me lui envoie un sous-catalogue <text:s/>de échantillons aléatoire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7:21:30.826268941</dc:date>
    <meta:editing-duration>PT52M59S</meta:editing-duration>
    <meta:editing-cycles>10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0" meta:word-count="86" meta:character-count="653" meta:non-whitespace-character-count="588"/>
  </office:meta>
</office:document-meta>
</file>